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Caladea" fo:font-size="16pt" style:font-size-asian="16pt" style:font-size-complex="16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fo:color="#000000" style:font-name="Caladea"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 * 5 =</text:p>
      <text:p text:style-name="P2">5 * 3 =</text:p>
      <text:p text:style-name="P2">4 * 9 =</text:p>
      <text:p text:style-name="P2">7 * 7 =</text:p>
      <text:p text:style-name="P2">7 * 5 =</text:p>
      <text:p text:style-name="P2">7 * 6 =</text:p>
      <text:p text:style-name="P2">2 * 6 =</text:p>
      <text:p text:style-name="P2">9 * 6 =</text:p>
      <text:p text:style-name="P2">6 * 4 =</text:p>
      <text:p text:style-name="P2">5 * 5 =</text:p>
      <text:p text:style-name="P2">6 * 3 =</text:p>
      <text:p text:style-name="P2">4 * 5 =</text:p>
      <text:p text:style-name="P2">5 * 8 =</text:p>
      <text:p text:style-name="P2">5 * 9 =</text:p>
      <text:p text:style-name="P2">4 * 6 =</text:p>
      <text:p text:style-name="P2">5 * 2 =</text:p>
      <text:p text:style-name="P2">3 * 5 =</text:p>
      <text:p text:style-name="P2">8 * 6 =</text:p>
      <text:p text:style-name="P1"/>
      <text:p text:style-name="P2">5 * 5 =</text:p>
      <text:p text:style-name="P2">4 * 9 =</text:p>
      <text:p text:style-name="P2">5 * 2 =</text:p>
      <text:p text:style-name="P2">5 * 9 =</text:p>
      <text:p text:style-name="P2">6 * 4 =</text:p>
      <text:p text:style-name="P2">6 * 5 =</text:p>
      <text:p text:style-name="P2">5 * 3 =</text:p>
      <text:p text:style-name="P2">4 * 6 =</text:p>
      <text:p text:style-name="P2">8 * 6 =</text:p>
      <text:p text:style-name="P2">3 * 5 =</text:p>
      <text:p text:style-name="P2">7 * 6 =</text:p>
      <text:p text:style-name="P2">2 * 6 =</text:p>
      <text:p text:style-name="P2">9 * 6 =</text:p>
      <text:p text:style-name="P2">6 * 3 =</text:p>
      <text:p text:style-name="P2">5 * 8 =</text:p>
      <text:p text:style-name="P2">4 * 5 =</text:p>
      <text:p text:style-name="P2">7 * 5 =</text:p>
      <text:p text:style-name="P2">7 * 7 =</text:p>
      <text:p text:style-name="P1"/>
      <text:p text:style-name="P2">--- ---</text:p>
      <text:p text:style-name="P2">5 * 9 =</text:p>
      <text:p text:style-name="P2">7 * 5 =</text:p>
      <text:p text:style-name="P2">5 * 2 =</text:p>
      <text:p text:style-name="P2">7 * 7 =</text:p>
      <text:p text:style-name="P2">4 * 6 =</text:p>
      <text:p text:style-name="P2">6 * 4 =</text:p>
      <text:p text:style-name="P2">3 * 5 =</text:p>
      <text:p text:style-name="P2">6 * 5 =</text:p>
      <text:p text:style-name="P2">2 * 6 =</text:p>
      <text:p text:style-name="P2">5 * 5 =</text:p>
      <text:p text:style-name="P2">4 * 5 =</text:p>
      <text:p text:style-name="P2">6 * 3 =</text:p>
      <text:p text:style-name="P2">7 * 6 =</text:p>
      <text:p text:style-name="P2">4 * 9 =</text:p>
      <text:p text:style-name="P2">9 * 6 =</text:p>
      <text:p text:style-name="P2">8 * 6 =</text:p>
      <text:p text:style-name="P2">5 * 8 =</text:p>
      <text:p text:style-name="P2">5 * 3 =</text:p>
      <text:p text:style-name="P1"/>
      <text:p text:style-name="P2">--- ---</text:p>
      <text:p text:style-name="P2">4 * 5 =</text:p>
      <text:p text:style-name="P2">3 * 5 =</text:p>
      <text:p text:style-name="P2">5 * 8 =</text:p>
      <text:p text:style-name="P2">7 * 5 =</text:p>
      <text:p text:style-name="P2">5 * 3 =</text:p>
      <text:p text:style-name="P2">8 * 6 =</text:p>
      <text:p text:style-name="P2">6 * 4 =</text:p>
      <text:p text:style-name="P2">5 * 9 =</text:p>
      <text:p text:style-name="P2">6 * 3 =</text:p>
      <text:p text:style-name="P2">7 * 7 =</text:p>
      <text:p text:style-name="P2">9 * 6 =</text:p>
      <text:p text:style-name="P2">2 * 6 =</text:p>
      <text:p text:style-name="P2">7 * 6 =</text:p>
      <text:p text:style-name="P2">5 * 5 =</text:p>
      <text:p text:style-name="P2">6 * 5 =</text:p>
      <text:p text:style-name="P2">4 * 9 =</text:p>
      <text:p text:style-name="P2">4 * 6 =</text:p>
      <text:p text:style-name="P2">5 * 2 =</text:p>
      <text:p text:style-name="P1"/>
      <text:p text:style-name="P2">--- ---</text:p>
      <text:p text:style-name="P2">4 * 9 =</text:p>
      <text:p text:style-name="P2">5 * 2 =</text:p>
      <text:p text:style-name="P2">4 * 6 =</text:p>
      <text:p text:style-name="P2">8 * 6 =</text:p>
      <text:p text:style-name="P2">5 * 3 =</text:p>
      <text:p text:style-name="P2">5 * 8 =</text:p>
      <text:p text:style-name="P2">6 * 4 =</text:p>
      <text:p text:style-name="P2">5 * 9 =</text:p>
      <text:p text:style-name="P2">7 * 5 =</text:p>
      <text:p text:style-name="P2">2 * 6 =</text:p>
      <text:p text:style-name="P2">9 * 6 =</text:p>
      <text:p text:style-name="P2">7 * 7 =</text:p>
      <text:p text:style-name="P2">6 * 3 =</text:p>
      <text:p text:style-name="P2">3 * 5 =</text:p>
      <text:p text:style-name="P2">5 * 5 =</text:p>
      <text:p text:style-name="P2">4 * 5 =</text:p>
      <text:p text:style-name="P2">7 * 6 =</text:p>
      <text:p text:style-name="P2">6 * 5 =</text:p>
      <text:p text:style-name="P1"/>
      <text:p text:style-name="P2">--- ---</text:p>
      <text:p text:style-name="P2">4 * 9 =</text:p>
      <text:p text:style-name="P2">8 * 6 =</text:p>
      <text:p text:style-name="P2">5 * 5 =</text:p>
      <text:p text:style-name="P2">5 * 3 =</text:p>
      <text:p text:style-name="P2">7 * 7 =</text:p>
      <text:p text:style-name="P2">7 * 5 =</text:p>
      <text:p text:style-name="P2">6 * 4 =</text:p>
      <text:p text:style-name="P2">9 * 6 =</text:p>
      <text:p text:style-name="P2">6 * 3 =</text:p>
      <text:p text:style-name="P2">6 * 5 =</text:p>
      <text:p text:style-name="P2">7 * 6 =</text:p>
      <text:p text:style-name="P2">2 * 6 =</text:p>
      <text:p text:style-name="P2">5 * 8 =</text:p>
      <text:p text:style-name="P2">5 * 2 =</text:p>
      <text:p text:style-name="P2">4 * 5 =</text:p>
      <text:p text:style-name="P2">3 * 5 =</text:p>
      <text:p text:style-name="P2">5 * 9 =</text:p>
      <text:p text:style-name="P2">4 * 6 =</text:p>
      <text:p text:style-name="P1"/>
      <text:p text:style-name="P2">--- ---</text:p>
      <text:p text:style-name="P2">4 * 5 =</text:p>
      <text:p text:style-name="P2">6 * 4 =</text:p>
      <text:p text:style-name="P2">5 * 3 =</text:p>
      <text:p text:style-name="P2">7 * 6 =</text:p>
      <text:p text:style-name="P2">9 * 6 =</text:p>
      <text:p text:style-name="P2">2 * 6 =</text:p>
      <text:p text:style-name="P2">5 * 5 =</text:p>
      <text:p text:style-name="P2">7 * 5 =</text:p>
      <text:p text:style-name="P2">6 * 5 =</text:p>
      <text:p text:style-name="P2">8 * 6 =</text:p>
      <text:p text:style-name="P2">5 * 2 =</text:p>
      <text:p text:style-name="P2">5 * 8 =</text:p>
      <text:p text:style-name="P2">5 * 9 =</text:p>
      <text:p text:style-name="P2">3 * 5 =</text:p>
      <text:p text:style-name="P2">4 * 6 =</text:p>
      <text:p text:style-name="P2">7 * 7 =</text:p>
      <text:p text:style-name="P2">6 * 3 =</text:p>
      <text:p text:style-name="P2">4 * 9 =</text:p>
      <text:p text:style-name="P1"/>
      <text:p text:style-name="P2">--- ---</text:p>
      <text:p text:style-name="P2">5 * 9 =</text:p>
      <text:p text:style-name="P2">5 * 8 =</text:p>
      <text:p text:style-name="P2">7 * 7 =</text:p>
      <text:p text:style-name="P2">2 * 6 =</text:p>
      <text:p text:style-name="P2">7 * 5 =</text:p>
      <text:p text:style-name="P2">6 * 3 =</text:p>
      <text:p text:style-name="P2">6 * 5 =</text:p>
      <text:p text:style-name="P2">8 * 6 =</text:p>
      <text:p text:style-name="P2">4 * 9 =</text:p>
      <text:p text:style-name="P2">3 * 5 =</text:p>
      <text:p text:style-name="P2">6 * 4 =</text:p>
      <text:p text:style-name="P2">5 * 3 =</text:p>
      <text:p text:style-name="P2">7 * 6 =</text:p>
      <text:p text:style-name="P2">9 * 6 =</text:p>
      <text:p text:style-name="P2">4 * 6 =</text:p>
      <text:p text:style-name="P2">5 * 2 =</text:p>
      <text:p text:style-name="P2">4 * 5 =</text:p>
      <text:p text:style-name="P2">5 * 5 =</text:p>
      <text:p text:style-name="P2"/>
      <text:p text:style-name="P2"/>
      <text:p text:style-name="P1"><text:soft-page-break/>6 * 3 =</text:p>
      <text:p text:style-name="P1">7 * 7 =</text:p>
      <text:p text:style-name="P1">5 * 5 =</text:p>
      <text:p text:style-name="P1">2 * 6 =</text:p>
      <text:p text:style-name="P1">6 * 5 =</text:p>
      <text:p text:style-name="P1">4 * 6 =</text:p>
      <text:p text:style-name="P1">5 * 3 =</text:p>
      <text:p text:style-name="P1">8 * 6 =</text:p>
      <text:p text:style-name="P1">7 * 5 =</text:p>
      <text:p text:style-name="P1">4 * 9 =</text:p>
      <text:p text:style-name="P1">6 * 4 =</text:p>
      <text:p text:style-name="P1">9 * 6 =</text:p>
      <text:p text:style-name="P1">7 * 6 =</text:p>
      <text:p text:style-name="P1">5 * 8 =</text:p>
      <text:p text:style-name="P1">5 * 9 =</text:p>
      <text:p text:style-name="P1">3 * 5 =</text:p>
      <text:p text:style-name="P1">5 * 2 =</text:p>
      <text:p text:style-name="P1">4 * 5 =</text:p>
      <text:p text:style-name="P1"/>
      <text:p text:style-name="P1">--- ---</text:p>
      <text:p text:style-name="P1">4 * 9 =</text:p>
      <text:p text:style-name="P1">5 * 2 =</text:p>
      <text:p text:style-name="P1">6 * 3 =</text:p>
      <text:p text:style-name="P1">6 * 5 =</text:p>
      <text:p text:style-name="P1">7 * 6 =</text:p>
      <text:p text:style-name="P1">7 * 7 =</text:p>
      <text:p text:style-name="P1">8 * 6 =</text:p>
      <text:p text:style-name="P1">5 * 3 =</text:p>
      <text:p text:style-name="P1">5 * 9 =</text:p>
      <text:p text:style-name="P1">3 * 5 =</text:p>
      <text:p text:style-name="P1">7 * 5 =</text:p>
      <text:p text:style-name="P1">5 * 5 =</text:p>
      <text:p text:style-name="P1">4 * 6 =</text:p>
      <text:p text:style-name="P1">4 * 5 =</text:p>
      <text:p text:style-name="P1">6 * 4 =</text:p>
      <text:p text:style-name="P1">2 * 6 =</text:p>
      <text:p text:style-name="P1">5 * 8 =</text:p>
      <text:p text:style-name="P1">9 * 6 =</text:p>
      <text:p text:style-name="P1"/>
      <text:p text:style-name="P1">--- ---</text:p>
      <text:p text:style-name="P1">7 * 6 =</text:p>
      <text:p text:style-name="P1">9 * 6 =</text:p>
      <text:p text:style-name="P1">7 * 5 =</text:p>
      <text:p text:style-name="P1">6 * 3 =</text:p>
      <text:p text:style-name="P1">4 * 9 =</text:p>
      <text:p text:style-name="P1">5 * 3 =</text:p>
      <text:p text:style-name="P1">8 * 6 =</text:p>
      <text:p text:style-name="P1">5 * 5 =</text:p>
      <text:p text:style-name="P1">5 * 2 =</text:p>
      <text:p text:style-name="P1">3 * 5 =</text:p>
      <text:p text:style-name="P1">4 * 6 =</text:p>
      <text:p text:style-name="P1">6 * 4 =</text:p>
      <text:p text:style-name="P1">6 * 5 =</text:p>
      <text:p text:style-name="P1">2 * 6 =</text:p>
      <text:p text:style-name="P1">5 * 8 =</text:p>
      <text:p text:style-name="P1">4 * 5 =</text:p>
      <text:p text:style-name="P1">7 * 7 =</text:p>
      <text:p text:style-name="P1">5 * 9 =</text:p>
      <text:p text:style-name="P1"/>
      <text:p text:style-name="P1">--- ---</text:p>
      <text:p text:style-name="P1">7 * 7 =</text:p>
      <text:p text:style-name="P1">4 * 9 =</text:p>
      <text:p text:style-name="P1">6 * 5 =</text:p>
      <text:p text:style-name="P1">8 * 6 =</text:p>
      <text:p text:style-name="P1">5 * 9 =</text:p>
      <text:p text:style-name="P1">4 * 5 =</text:p>
      <text:p text:style-name="P1">5 * 2 =</text:p>
      <text:p text:style-name="P1">7 * 5 =</text:p>
      <text:p text:style-name="P1">4 * 6 =</text:p>
      <text:p text:style-name="P1">5 * 5 =</text:p>
      <text:p text:style-name="P1">7 * 6 =</text:p>
      <text:p text:style-name="P1">9 * 6 =</text:p>
      <text:p text:style-name="P1">3 * 5 =</text:p>
      <text:p text:style-name="P1">5 * 8 =</text:p>
      <text:p text:style-name="P1">5 * 3 =</text:p>
      <text:p text:style-name="P1">6 * 3 =</text:p>
      <text:p text:style-name="P1">6 * 4 =</text:p>
      <text:p text:style-name="P1">2 * 6 =</text:p>
      <text:p text:style-name="P1"/>
      <text:p text:style-name="P1">--- ---</text:p>
      <text:p text:style-name="P1">8 * 6 =</text:p>
      <text:p text:style-name="P1">5 * 5 =</text:p>
      <text:p text:style-name="P1">6 * 3 =</text:p>
      <text:p text:style-name="P1">4 * 9 =</text:p>
      <text:p text:style-name="P1">4 * 5 =</text:p>
      <text:p text:style-name="P1">7 * 6 =</text:p>
      <text:p text:style-name="P1">5 * 2 =</text:p>
      <text:p text:style-name="P1">2 * 6 =</text:p>
      <text:p text:style-name="P1">5 * 3 =</text:p>
      <text:p text:style-name="P1">6 * 4 =</text:p>
      <text:p text:style-name="P1">3 * 5 =</text:p>
      <text:p text:style-name="P1">7 * 5 =</text:p>
      <text:p text:style-name="P1">5 * 9 =</text:p>
      <text:p text:style-name="P1">9 * 6 =</text:p>
      <text:p text:style-name="P1">6 * 5 =</text:p>
      <text:p text:style-name="P1">7 * 7 =</text:p>
      <text:p text:style-name="P1">4 * 6 =</text:p>
      <text:p text:style-name="P1">5 * 8 =</text:p>
      <text:p text:style-name="P1"/>
      <text:p text:style-name="P1">--- ---</text:p>
      <text:p text:style-name="P1">5 * 9 =</text:p>
      <text:p text:style-name="P1">6 * 3 =</text:p>
      <text:p text:style-name="P1">5 * 8 =</text:p>
      <text:p text:style-name="P1">2 * 6 =</text:p>
      <text:p text:style-name="P1">5 * 3 =</text:p>
      <text:p text:style-name="P1">5 * 5 =</text:p>
      <text:p text:style-name="P1">4 * 5 =</text:p>
      <text:p text:style-name="P1">7 * 5 =</text:p>
      <text:p text:style-name="P1">6 * 4 =</text:p>
      <text:p text:style-name="P1">3 * 5 =</text:p>
      <text:p text:style-name="P1">8 * 6 =</text:p>
      <text:p text:style-name="P1">4 * 6 =</text:p>
      <text:p text:style-name="P1">7 * 7 =</text:p>
      <text:p text:style-name="P1">9 * 6 =</text:p>
      <text:p text:style-name="P1">4 * 9 =</text:p>
      <text:p text:style-name="P1">6 * 5 =</text:p>
      <text:p text:style-name="P1">5 * 2 =</text:p>
      <text:p text:style-name="P1">7 * 6 =</text:p>
      <text:p text:style-name="P1"/>
      <text:p text:style-name="P1">--- ---</text:p>
      <text:p text:style-name="P1">5 * 3 =</text:p>
      <text:p text:style-name="P1">7 * 7 =</text:p>
      <text:p text:style-name="P1">5 * 2 =</text:p>
      <text:p text:style-name="P1">6 * 4 =</text:p>
      <text:p text:style-name="P1">4 * 9 =</text:p>
      <text:p text:style-name="P1">4 * 5 =</text:p>
      <text:p text:style-name="P1">6 * 5 =</text:p>
      <text:p text:style-name="P1">7 * 5 =</text:p>
      <text:p text:style-name="P1">4 * 6 =</text:p>
      <text:p text:style-name="P1">9 * 6 =</text:p>
      <text:p text:style-name="P1">2 * 6 =</text:p>
      <text:p text:style-name="P1">5 * 8 =</text:p>
      <text:p text:style-name="P1">5 * 5 =</text:p>
      <text:p text:style-name="P1">6 * 3 =</text:p>
      <text:p text:style-name="P1">7 * 6 =</text:p>
      <text:p text:style-name="P1">3 * 5 =</text:p>
      <text:p text:style-name="P1">8 * 6 =</text:p>
      <text:p text:style-name="P1">5 * 9 =</text:p>
      <text:p text:style-name="P1"/>
      <text:p text:style-name="P1">--- ---</text:p>
      <text:p text:style-name="P1">7 * 6 =</text:p>
      <text:p text:style-name="P1">7 * 5 =</text:p>
      <text:p text:style-name="P1">5 * 2 =</text:p>
      <text:p text:style-name="P1">6 * 3 =</text:p>
      <text:p text:style-name="P1">6 * 4 =</text:p>
      <text:p text:style-name="P1">8 * 6 =</text:p>
      <text:p text:style-name="P1">4 * 9 =</text:p>
      <text:p text:style-name="P1">2 * 6 =</text:p>
      <text:p text:style-name="P1">5 * 3 =</text:p>
      <text:p text:style-name="P1">7 * 7 =</text:p>
      <text:p text:style-name="P1">4 * 5 =</text:p>
      <text:p text:style-name="P1">6 * 5 =</text:p>
      <text:p text:style-name="P1">5 * 5 =</text:p>
      <text:p text:style-name="P1">3 * 5 =</text:p>
      <text:p text:style-name="P1">5 * 8 =</text:p>
      <text:p text:style-name="P1">5 * 9 =</text:p>
      <text:p text:style-name="P1">4 * 6 =</text:p>
      <text:p text:style-name="P1">9 * 6 =</text:p>
      <text:p text:style-name="P1"/>
      <text:p text:style-name="P1">--- ---</text:p>
      <text:p text:style-name="P1"><text:soft-page-break/>3 * 7 =</text:p>
      <text:p text:style-name="P1">7 * 5 =</text:p>
      <text:p text:style-name="P1">6 * 7 =</text:p>
      <text:p text:style-name="P1">8 * 7 =</text:p>
      <text:p text:style-name="P1">7 * 6 =</text:p>
      <text:p text:style-name="P1">2 * 7 =</text:p>
      <text:p text:style-name="P1">7 * 7 =</text:p>
      <text:p text:style-name="P1">7 * 4 =</text:p>
      <text:p text:style-name="P1">4 * 7 =</text:p>
      <text:p text:style-name="P1">4 * 9 =</text:p>
      <text:p text:style-name="P1">7 * 8 =</text:p>
      <text:p text:style-name="P1">9 * 7 =</text:p>
      <text:p text:style-name="P1">5 * 7 =</text:p>
      <text:p text:style-name="P1">7 * 2 =</text:p>
      <text:p text:style-name="P1">7 * 9 =</text:p>
      <text:p text:style-name="P1">7 * 8 =</text:p>
      <text:p text:style-name="P1">7 * 3 =</text:p>
      <text:p text:style-name="P1">6 * 9 =</text:p>
      <text:p text:style-name="P1"/>
      <text:p text:style-name="P1">--- ---</text:p>
      <text:p text:style-name="P1">7 * 9 =</text:p>
      <text:p text:style-name="P1">7 * 6 =</text:p>
      <text:p text:style-name="P1">7 * 2 =</text:p>
      <text:p text:style-name="P1">2 * 7 =</text:p>
      <text:p text:style-name="P1">7 * 3 =</text:p>
      <text:p text:style-name="P1">4 * 7 =</text:p>
      <text:p text:style-name="P1">7 * 5 =</text:p>
      <text:p text:style-name="P1">7 * 8 =</text:p>
      <text:p text:style-name="P1">7 * 4 =</text:p>
      <text:p text:style-name="P1">3 * 7 =</text:p>
      <text:p text:style-name="P1">7 * 8 =</text:p>
      <text:p text:style-name="P1">4 * 9 =</text:p>
      <text:p text:style-name="P1">9 * 7 =</text:p>
      <text:p text:style-name="P1">5 * 7 =</text:p>
      <text:p text:style-name="P1">8 * 7 =</text:p>
      <text:p text:style-name="P1">7 * 7 =</text:p>
      <text:p text:style-name="P1">6 * 7 =</text:p>
      <text:p text:style-name="P1">6 * 9 =</text:p>
      <text:p text:style-name="P1"/>
      <text:p text:style-name="P1">--- ---</text:p>
      <text:p text:style-name="P1">7 * 8 =</text:p>
      <text:p text:style-name="P1">7 * 3 =</text:p>
      <text:p text:style-name="P1">6 * 9 =</text:p>
      <text:p text:style-name="P1">7 * 9 =</text:p>
      <text:p text:style-name="P1">7 * 5 =</text:p>
      <text:p text:style-name="P1">8 * 7 =</text:p>
      <text:p text:style-name="P1">7 * 2 =</text:p>
      <text:p text:style-name="P1">4 * 7 =</text:p>
      <text:p text:style-name="P1">3 * 7 =</text:p>
      <text:p text:style-name="P1">7 * 8 =</text:p>
      <text:p text:style-name="P1">9 * 7 =</text:p>
      <text:p text:style-name="P1">4 * 9 =</text:p>
      <text:p text:style-name="P1">7 * 6 =</text:p>
      <text:p text:style-name="P1">7 * 7 =</text:p>
      <text:p text:style-name="P1">5 * 7 =</text:p>
      <text:p text:style-name="P1">2 * 7 =</text:p>
      <text:p text:style-name="P1">6 * 7 =</text:p>
      <text:p text:style-name="P1">7 * 4 =</text:p>
      <text:p text:style-name="P1"/>
      <text:p text:style-name="P1">--- ---</text:p>
      <text:p text:style-name="P1">7 * 8 =</text:p>
      <text:p text:style-name="P1">7 * 9 =</text:p>
      <text:p text:style-name="P1">3 * 7 =</text:p>
      <text:p text:style-name="P1">9 * 7 =</text:p>
      <text:p text:style-name="P1">7 * 4 =</text:p>
      <text:p text:style-name="P1">2 * 7 =</text:p>
      <text:p text:style-name="P1">6 * 7 =</text:p>
      <text:p text:style-name="P1">5 * 7 =</text:p>
      <text:p text:style-name="P1">7 * 5 =</text:p>
      <text:p text:style-name="P1">4 * 9 =</text:p>
      <text:p text:style-name="P1">7 * 3 =</text:p>
      <text:p text:style-name="P1">7 * 2 =</text:p>
      <text:p text:style-name="P1">4 * 7 =</text:p>
      <text:p text:style-name="P1">8 * 7 =</text:p>
      <text:p text:style-name="P1">6 * 9 =</text:p>
      <text:p text:style-name="P1">7 * 8 =</text:p>
      <text:p text:style-name="P1">7 * 6 =</text:p>
      <text:p text:style-name="P1">7 * 7 =</text:p>
      <text:p text:style-name="P1"/>
      <text:p text:style-name="P1">--- ---</text:p>
      <text:p text:style-name="P1">4 * 7 =</text:p>
      <text:p text:style-name="P1">2 * 7 =</text:p>
      <text:p text:style-name="P1">7 * 6 =</text:p>
      <text:p text:style-name="P1">3 * 7 =</text:p>
      <text:p text:style-name="P1">4 * 9 =</text:p>
      <text:p text:style-name="P1">5 * 7 =</text:p>
      <text:p text:style-name="P1">7 * 5 =</text:p>
      <text:p text:style-name="P1">7 * 9 =</text:p>
      <text:p text:style-name="P1">9 * 7 =</text:p>
      <text:p text:style-name="P1">7 * 2 =</text:p>
      <text:p text:style-name="P1">7 * 7 =</text:p>
      <text:p text:style-name="P1">7 * 8 =</text:p>
      <text:p text:style-name="P1">7 * 3 =</text:p>
      <text:p text:style-name="P1">7 * 8 =</text:p>
      <text:p text:style-name="P1">8 * 7 =</text:p>
      <text:p text:style-name="P1">6 * 9 =</text:p>
      <text:p text:style-name="P1">6 * 7 =</text:p>
      <text:p text:style-name="P1">7 * 4 =</text:p>
      <text:p text:style-name="P1"/>
      <text:p text:style-name="P1">--- ---</text:p>
      <text:p text:style-name="P1">7 * 7 =</text:p>
      <text:p text:style-name="P1">7 * 5 =</text:p>
      <text:p text:style-name="P1">6 * 9 =</text:p>
      <text:p text:style-name="P1">2 * 7 =</text:p>
      <text:p text:style-name="P1">9 * 7 =</text:p>
      <text:p text:style-name="P1">7 * 8 =</text:p>
      <text:p text:style-name="P1">7 * 3 =</text:p>
      <text:p text:style-name="P1">7 * 6 =</text:p>
      <text:p text:style-name="P1">5 * 7 =</text:p>
      <text:p text:style-name="P1">7 * 8 =</text:p>
      <text:p text:style-name="P1">7 * 9 =</text:p>
      <text:p text:style-name="P1">8 * 7 =</text:p>
      <text:p text:style-name="P1">6 * 7 =</text:p>
      <text:p text:style-name="P1">4 * 7 =</text:p>
      <text:p text:style-name="P1">7 * 2 =</text:p>
      <text:p text:style-name="P1">7 * 4 =</text:p>
      <text:p text:style-name="P1">4 * 9 =</text:p>
      <text:p text:style-name="P1">3 * 7 =</text:p>
      <text:p text:style-name="P1"/>
      <text:p text:style-name="P1">--- ---</text:p>
      <text:p text:style-name="P1">7 * 7 =</text:p>
      <text:p text:style-name="P1">6 * 7 =</text:p>
      <text:p text:style-name="P1">7 * 4 =</text:p>
      <text:p text:style-name="P1">8 * 7 =</text:p>
      <text:p text:style-name="P1">3 * 7 =</text:p>
      <text:p text:style-name="P1">4 * 9 =</text:p>
      <text:p text:style-name="P1">7 * 2 =</text:p>
      <text:p text:style-name="P1">7 * 6 =</text:p>
      <text:p text:style-name="P1">9 * 7 =</text:p>
      <text:p text:style-name="P1">2 * 7 =</text:p>
      <text:p text:style-name="P1">7 * 3 =</text:p>
      <text:p text:style-name="P1">7 * 8 =</text:p>
      <text:p text:style-name="P1">4 * 7 =</text:p>
      <text:p text:style-name="P1">7 * 8 =</text:p>
      <text:p text:style-name="P1">5 * 7 =</text:p>
      <text:p text:style-name="P1">7 * 5 =</text:p>
      <text:p text:style-name="P1">6 * 9 =</text:p>
      <text:p text:style-name="P1">7 * 9 =</text:p>
      <text:p text:style-name="P1"/>
      <text:p text:style-name="P1">--- ---</text:p>
      <text:p text:style-name="P1">7 * 3 =</text:p>
      <text:p text:style-name="P1">7 * 2 =</text:p>
      <text:p text:style-name="P1">5 * 7 =</text:p>
      <text:p text:style-name="P1">7 * 8 =</text:p>
      <text:p text:style-name="P1">7 * 6 =</text:p>
      <text:p text:style-name="P1">4 * 7 =</text:p>
      <text:p text:style-name="P1">8 * 7 =</text:p>
      <text:p text:style-name="P1">6 * 9 =</text:p>
      <text:p text:style-name="P1">3 * 7 =</text:p>
      <text:p text:style-name="P1">7 * 5 =</text:p>
      <text:p text:style-name="P1">9 * 7 =</text:p>
      <text:p text:style-name="P1">6 * 7 =</text:p>
      <text:p text:style-name="P1">7 * 8 =</text:p>
      <text:p text:style-name="P1">7 * 7 =</text:p>
      <text:p text:style-name="P1">2 * 7 =</text:p>
      <text:p text:style-name="P1">7 * 9 =</text:p>
      <text:p text:style-name="P1">4 * 9 =</text:p>
      <text:p text:style-name="P1">7 * 4 =</text:p>
      <text:p text:style-name="P1"/>
      <text:p text:style-name="P1">--- ---</text:p>
      <text:p text:style-name="P1"><text:soft-page-break/>3 * 8 =</text:p>
      <text:p text:style-name="P1">8 * 5 =</text:p>
      <text:p text:style-name="P1">8 * 6 =</text:p>
      <text:p text:style-name="P1">8 * 9 =</text:p>
      <text:p text:style-name="P1">7 * 8 =</text:p>
      <text:p text:style-name="P1">9 * 9 =</text:p>
      <text:p text:style-name="P1">6 * 8 =</text:p>
      <text:p text:style-name="P1">8 * 2 =</text:p>
      <text:p text:style-name="P1">8 * 8 =</text:p>
      <text:p text:style-name="P1">2 * 8 =</text:p>
      <text:p text:style-name="P1">7 * 7 =</text:p>
      <text:p text:style-name="P1">4 * 8 =</text:p>
      <text:p text:style-name="P1">8 * 7 =</text:p>
      <text:p text:style-name="P1">5 * 8 =</text:p>
      <text:p text:style-name="P1">8 * 4 =</text:p>
      <text:p text:style-name="P1">8 * 3 =</text:p>
      <text:p text:style-name="P1">9 * 8 =</text:p>
      <text:p text:style-name="P1">4 * 9 =</text:p>
      <text:p text:style-name="P1"/>
      <text:p text:style-name="P1">--- ---</text:p>
      <text:p text:style-name="P1">8 * 7 =</text:p>
      <text:p text:style-name="P1">8 * 6 =</text:p>
      <text:p text:style-name="P1">8 * 9 =</text:p>
      <text:p text:style-name="P1">2 * 8 =</text:p>
      <text:p text:style-name="P1">7 * 8 =</text:p>
      <text:p text:style-name="P1">3 * 8 =</text:p>
      <text:p text:style-name="P1">8 * 4 =</text:p>
      <text:p text:style-name="P1">9 * 9 =</text:p>
      <text:p text:style-name="P1">8 * 3 =</text:p>
      <text:p text:style-name="P1">8 * 8 =</text:p>
      <text:p text:style-name="P1">6 * 8 =</text:p>
      <text:p text:style-name="P1">8 * 5 =</text:p>
      <text:p text:style-name="P1">4 * 8 =</text:p>
      <text:p text:style-name="P1">7 * 7 =</text:p>
      <text:p text:style-name="P1">4 * 9 =</text:p>
      <text:p text:style-name="P1">8 * 2 =</text:p>
      <text:p text:style-name="P1">5 * 8 =</text:p>
      <text:p text:style-name="P1">9 * 8 =</text:p>
      <text:p text:style-name="P1"/>
      <text:p text:style-name="P1">--- ---</text:p>
      <text:p text:style-name="P1">7 * 8 =</text:p>
      <text:p text:style-name="P1">8 * 6 =</text:p>
      <text:p text:style-name="P1">6 * 8 =</text:p>
      <text:p text:style-name="P1">7 * 7 =</text:p>
      <text:p text:style-name="P1">9 * 8 =</text:p>
      <text:p text:style-name="P1">8 * 3 =</text:p>
      <text:p text:style-name="P1">8 * 2 =</text:p>
      <text:p text:style-name="P1">5 * 8 =</text:p>
      <text:p text:style-name="P1">8 * 7 =</text:p>
      <text:p text:style-name="P1">8 * 9 =</text:p>
      <text:p text:style-name="P1">4 * 8 =</text:p>
      <text:p text:style-name="P1">3 * 8 =</text:p>
      <text:p text:style-name="P1">8 * 8 =</text:p>
      <text:p text:style-name="P1">2 * 8 =</text:p>
      <text:p text:style-name="P1">8 * 4 =</text:p>
      <text:p text:style-name="P1">4 * 9 =</text:p>
      <text:p text:style-name="P1">9 * 9 =</text:p>
      <text:p text:style-name="P1">8 * 5 =</text:p>
      <text:p text:style-name="P1"/>
      <text:p text:style-name="P1">--- ---</text:p>
      <text:p text:style-name="P1">8 * 7 =</text:p>
      <text:p text:style-name="P1">4 * 8 =</text:p>
      <text:p text:style-name="P1">8 * 3 =</text:p>
      <text:p text:style-name="P1">7 * 8 =</text:p>
      <text:p text:style-name="P1">8 * 2 =</text:p>
      <text:p text:style-name="P1">9 * 8 =</text:p>
      <text:p text:style-name="P1">8 * 4 =</text:p>
      <text:p text:style-name="P1">8 * 6 =</text:p>
      <text:p text:style-name="P1">7 * 7 =</text:p>
      <text:p text:style-name="P1">6 * 8 =</text:p>
      <text:p text:style-name="P1">8 * 9 =</text:p>
      <text:p text:style-name="P1">8 * 8 =</text:p>
      <text:p text:style-name="P1">4 * 9 =</text:p>
      <text:p text:style-name="P1">2 * 8 =</text:p>
      <text:p text:style-name="P1">5 * 8 =</text:p>
      <text:p text:style-name="P1">9 * 9 =</text:p>
      <text:p text:style-name="P1">3 * 8 =</text:p>
      <text:p text:style-name="P1">8 * 5 =</text:p>
      <text:p text:style-name="P1"/>
      <text:p text:style-name="P1">--- ---</text:p>
      <text:p text:style-name="P1">8 * 5 =</text:p>
      <text:p text:style-name="P1">2 * 8 =</text:p>
      <text:p text:style-name="P1">8 * 8 =</text:p>
      <text:p text:style-name="P1">9 * 9 =</text:p>
      <text:p text:style-name="P1">9 * 8 =</text:p>
      <text:p text:style-name="P1">4 * 9 =</text:p>
      <text:p text:style-name="P1">4 * 8 =</text:p>
      <text:p text:style-name="P1">7 * 7 =</text:p>
      <text:p text:style-name="P1">8 * 4 =</text:p>
      <text:p text:style-name="P1">8 * 2 =</text:p>
      <text:p text:style-name="P1">8 * 6 =</text:p>
      <text:p text:style-name="P1">8 * 7 =</text:p>
      <text:p text:style-name="P1">3 * 8 =</text:p>
      <text:p text:style-name="P1">8 * 9 =</text:p>
      <text:p text:style-name="P1">7 * 8 =</text:p>
      <text:p text:style-name="P1">6 * 8 =</text:p>
      <text:p text:style-name="P1">5 * 8 =</text:p>
      <text:p text:style-name="P1">8 * 3 =</text:p>
      <text:p text:style-name="P1"/>
      <text:p text:style-name="P1">--- ---</text:p>
      <text:p text:style-name="P1">8 * 3 =</text:p>
      <text:p text:style-name="P1">8 * 5 =</text:p>
      <text:p text:style-name="P1">3 * 8 =</text:p>
      <text:p text:style-name="P1">8 * 9 =</text:p>
      <text:p text:style-name="P1">7 * 7 =</text:p>
      <text:p text:style-name="P1">8 * 8 =</text:p>
      <text:p text:style-name="P1">8 * 6 =</text:p>
      <text:p text:style-name="P1">8 * 7 =</text:p>
      <text:p text:style-name="P1">9 * 9 =</text:p>
      <text:p text:style-name="P1">5 * 8 =</text:p>
      <text:p text:style-name="P1">4 * 8 =</text:p>
      <text:p text:style-name="P1">8 * 2 =</text:p>
      <text:p text:style-name="P1">8 * 4 =</text:p>
      <text:p text:style-name="P1">4 * 9 =</text:p>
      <text:p text:style-name="P1">2 * 8 =</text:p>
      <text:p text:style-name="P1">7 * 8 =</text:p>
      <text:p text:style-name="P1">9 * 8 =</text:p>
      <text:p text:style-name="P1">6 * 8 =</text:p>
      <text:p text:style-name="P1"/>
      <text:p text:style-name="P1">--- ---</text:p>
      <text:p text:style-name="P1">9 * 9 =</text:p>
      <text:p text:style-name="P1">7 * 7 =</text:p>
      <text:p text:style-name="P1">3 * 8 =</text:p>
      <text:p text:style-name="P1">4 * 8 =</text:p>
      <text:p text:style-name="P1">8 * 6 =</text:p>
      <text:p text:style-name="P1">8 * 7 =</text:p>
      <text:p text:style-name="P1">2 * 8 =</text:p>
      <text:p text:style-name="P1">8 * 3 =</text:p>
      <text:p text:style-name="P1">8 * 9 =</text:p>
      <text:p text:style-name="P1">8 * 8 =</text:p>
      <text:p text:style-name="P1">4 * 9 =</text:p>
      <text:p text:style-name="P1">5 * 8 =</text:p>
      <text:p text:style-name="P1">6 * 8 =</text:p>
      <text:p text:style-name="P1">8 * 2 =</text:p>
      <text:p text:style-name="P1">7 * 8 =</text:p>
      <text:p text:style-name="P1">8 * 4 =</text:p>
      <text:p text:style-name="P1">8 * 5 =</text:p>
      <text:p text:style-name="P1">9 * 8 =</text:p>
      <text:p text:style-name="P1"/>
      <text:p text:style-name="P1">--- ---</text:p>
      <text:p text:style-name="P1">6 * 8 =</text:p>
      <text:p text:style-name="P1">2 * 8 =</text:p>
      <text:p text:style-name="P1">4 * 9 =</text:p>
      <text:p text:style-name="P1">8 * 6 =</text:p>
      <text:p text:style-name="P1">8 * 4 =</text:p>
      <text:p text:style-name="P1">7 * 8 =</text:p>
      <text:p text:style-name="P1">3 * 8 =</text:p>
      <text:p text:style-name="P1">8 * 7 =</text:p>
      <text:p text:style-name="P1">9 * 9 =</text:p>
      <text:p text:style-name="P1">9 * 8 =</text:p>
      <text:p text:style-name="P1">8 * 3 =</text:p>
      <text:p text:style-name="P1">8 * 5 =</text:p>
      <text:p text:style-name="P1">8 * 9 =</text:p>
      <text:p text:style-name="P1">8 * 8 =</text:p>
      <text:p text:style-name="P1">5 * 8 =</text:p>
      <text:p text:style-name="P1">7 * 7 =</text:p>
      <text:p text:style-name="P1">4 * 8 =</text:p>
      <text:p text:style-name="P1">8 * 2 =</text:p>
      <text:p text:style-name="P1"/>
      <text:p text:style-name="P1">--- ---</text:p>
      <text:p text:style-name="P1"><text:soft-page-break/>8 * 9 =</text:p>
      <text:p text:style-name="P1">4 * 9 =</text:p>
      <text:p text:style-name="P1">9 * 2 =</text:p>
      <text:p text:style-name="P1">4 * 9 =</text:p>
      <text:p text:style-name="P1">9 * 5 =</text:p>
      <text:p text:style-name="P1">6 * 9 =</text:p>
      <text:p text:style-name="P1">9 * 4 =</text:p>
      <text:p text:style-name="P1">2 * 9 =</text:p>
      <text:p text:style-name="P1">9 * 3 =</text:p>
      <text:p text:style-name="P1">5 * 9 =</text:p>
      <text:p text:style-name="P1">3 * 9 =</text:p>
      <text:p text:style-name="P1">9 * 8 =</text:p>
      <text:p text:style-name="P1">9 * 9 =</text:p>
      <text:p text:style-name="P1">9 * 6 =</text:p>
      <text:p text:style-name="P1">8 * 7 =</text:p>
      <text:p text:style-name="P1">9 * 7 =</text:p>
      <text:p text:style-name="P1">4 * 8 =</text:p>
      <text:p text:style-name="P1">7 * 9 =</text:p>
      <text:p text:style-name="P1"/>
      <text:p text:style-name="P1">--- ---</text:p>
      <text:p text:style-name="P1">6 * 9 =</text:p>
      <text:p text:style-name="P1">9 * 8 =</text:p>
      <text:p text:style-name="P1">9 * 6 =</text:p>
      <text:p text:style-name="P1">9 * 9 =</text:p>
      <text:p text:style-name="P1">4 * 8 =</text:p>
      <text:p text:style-name="P1">2 * 9 =</text:p>
      <text:p text:style-name="P1">4 * 9 =</text:p>
      <text:p text:style-name="P1">9 * 2 =</text:p>
      <text:p text:style-name="P1">9 * 4 =</text:p>
      <text:p text:style-name="P1">9 * 7 =</text:p>
      <text:p text:style-name="P1">3 * 9 =</text:p>
      <text:p text:style-name="P1">9 * 3 =</text:p>
      <text:p text:style-name="P1">8 * 7 =</text:p>
      <text:p text:style-name="P1">8 * 9 =</text:p>
      <text:p text:style-name="P1">4 * 9 =</text:p>
      <text:p text:style-name="P1">5 * 9 =</text:p>
      <text:p text:style-name="P1">9 * 5 =</text:p>
      <text:p text:style-name="P1">7 * 9 =</text:p>
      <text:p text:style-name="P1"/>
      <text:p text:style-name="P1">--- ---</text:p>
      <text:p text:style-name="P1">9 * 5 =</text:p>
      <text:p text:style-name="P1">9 * 4 =</text:p>
      <text:p text:style-name="P1">7 * 9 =</text:p>
      <text:p text:style-name="P1">4 * 9 =</text:p>
      <text:p text:style-name="P1">9 * 7 =</text:p>
      <text:p text:style-name="P1">9 * 6 =</text:p>
      <text:p text:style-name="P1">6 * 9 =</text:p>
      <text:p text:style-name="P1">5 * 9 =</text:p>
      <text:p text:style-name="P1">2 * 9 =</text:p>
      <text:p text:style-name="P1">9 * 8 =</text:p>
      <text:p text:style-name="P1">8 * 7 =</text:p>
      <text:p text:style-name="P1">9 * 3 =</text:p>
      <text:p text:style-name="P1">9 * 2 =</text:p>
      <text:p text:style-name="P1">8 * 9 =</text:p>
      <text:p text:style-name="P1">4 * 8 =</text:p>
      <text:p text:style-name="P1">9 * 9 =</text:p>
      <text:p text:style-name="P1">3 * 9 =</text:p>
      <text:p text:style-name="P1">4 * 9 =</text:p>
      <text:p text:style-name="P1"/>
      <text:p text:style-name="P1">--- ---</text:p>
      <text:p text:style-name="P1">4 * 9 =</text:p>
      <text:p text:style-name="P1">9 * 3 =</text:p>
      <text:p text:style-name="P1">5 * 9 =</text:p>
      <text:p text:style-name="P1">7 * 9 =</text:p>
      <text:p text:style-name="P1">9 * 4 =</text:p>
      <text:p text:style-name="P1">3 * 9 =</text:p>
      <text:p text:style-name="P1">9 * 5 =</text:p>
      <text:p text:style-name="P1">9 * 7 =</text:p>
      <text:p text:style-name="P1">9 * 6 =</text:p>
      <text:p text:style-name="P1">9 * 9 =</text:p>
      <text:p text:style-name="P1">9 * 2 =</text:p>
      <text:p text:style-name="P1">8 * 7 =</text:p>
      <text:p text:style-name="P1">2 * 9 =</text:p>
      <text:p text:style-name="P1">8 * 9 =</text:p>
      <text:p text:style-name="P1">6 * 9 =</text:p>
      <text:p text:style-name="P1">9 * 8 =</text:p>
      <text:p text:style-name="P1">4 * 9 =</text:p>
      <text:p text:style-name="P1">4 * 8 =</text:p>
      <text:p text:style-name="P1"/>
      <text:p text:style-name="P1">--- ---</text:p>
      <text:p text:style-name="P1">8 * 7 =</text:p>
      <text:p text:style-name="P1">4 * 9 =</text:p>
      <text:p text:style-name="P1">4 * 8 =</text:p>
      <text:p text:style-name="P1">9 * 3 =</text:p>
      <text:p text:style-name="P1">6 * 9 =</text:p>
      <text:p text:style-name="P1">9 * 7 =</text:p>
      <text:p text:style-name="P1">7 * 9 =</text:p>
      <text:p text:style-name="P1">5 * 9 =</text:p>
      <text:p text:style-name="P1">9 * 6 =</text:p>
      <text:p text:style-name="P1">9 * 9 =</text:p>
      <text:p text:style-name="P1">9 * 8 =</text:p>
      <text:p text:style-name="P1">3 * 9 =</text:p>
      <text:p text:style-name="P1">9 * 5 =</text:p>
      <text:p text:style-name="P1">9 * 2 =</text:p>
      <text:p text:style-name="P1">2 * 9 =</text:p>
      <text:p text:style-name="P1">4 * 9 =</text:p>
      <text:p text:style-name="P1">8 * 9 =</text:p>
      <text:p text:style-name="P1">9 * 4 =</text:p>
      <text:p text:style-name="P1"/>
      <text:p text:style-name="P1">--- ---</text:p>
      <text:p text:style-name="P1">3 * 9 =</text:p>
      <text:p text:style-name="P1">9 * 6 =</text:p>
      <text:p text:style-name="P1">7 * 9 =</text:p>
      <text:p text:style-name="P1">4 * 9 =</text:p>
      <text:p text:style-name="P1">9 * 2 =</text:p>
      <text:p text:style-name="P1">6 * 9 =</text:p>
      <text:p text:style-name="P1">9 * 5 =</text:p>
      <text:p text:style-name="P1">5 * 9 =</text:p>
      <text:p text:style-name="P1">2 * 9 =</text:p>
      <text:p text:style-name="P1">9 * 9 =</text:p>
      <text:p text:style-name="P1">9 * 4 =</text:p>
      <text:p text:style-name="P1">4 * 9 =</text:p>
      <text:p text:style-name="P1">8 * 9 =</text:p>
      <text:p text:style-name="P1">8 * 7 =</text:p>
      <text:p text:style-name="P1">9 * 3 =</text:p>
      <text:p text:style-name="P1">4 * 8 =</text:p>
      <text:p text:style-name="P1">9 * 8 =</text:p>
      <text:p text:style-name="P1">9 * 7 =</text:p>
      <text:p text:style-name="P1"/>
      <text:p text:style-name="P1">--- ---</text:p>
      <text:p text:style-name="P1">4 * 9 =</text:p>
      <text:p text:style-name="P1">9 * 2 =</text:p>
      <text:p text:style-name="P1">7 * 9 =</text:p>
      <text:p text:style-name="P1">9 * 5 =</text:p>
      <text:p text:style-name="P1">9 * 6 =</text:p>
      <text:p text:style-name="P1">8 * 9 =</text:p>
      <text:p text:style-name="P1">3 * 9 =</text:p>
      <text:p text:style-name="P1">2 * 9 =</text:p>
      <text:p text:style-name="P1">6 * 9 =</text:p>
      <text:p text:style-name="P1">8 * 7 =</text:p>
      <text:p text:style-name="P1">9 * 3 =</text:p>
      <text:p text:style-name="P1">9 * 7 =</text:p>
      <text:p text:style-name="P1">9 * 9 =</text:p>
      <text:p text:style-name="P1">9 * 8 =</text:p>
      <text:p text:style-name="P1">4 * 8 =</text:p>
      <text:p text:style-name="P1">4 * 9 =</text:p>
      <text:p text:style-name="P1">5 * 9 =</text:p>
      <text:p text:style-name="P1">9 * 4 =</text:p>
      <text:p text:style-name="P1"/>
      <text:p text:style-name="P1">--- ---</text:p>
      <text:p text:style-name="P1">4 * 9 =</text:p>
      <text:p text:style-name="P1">9 * 7 =</text:p>
      <text:p text:style-name="P1">9 * 5 =</text:p>
      <text:p text:style-name="P1">5 * 9 =</text:p>
      <text:p text:style-name="P1">4 * 9 =</text:p>
      <text:p text:style-name="P1">9 * 3 =</text:p>
      <text:p text:style-name="P1">7 * 9 =</text:p>
      <text:p text:style-name="P1">3 * 9 =</text:p>
      <text:p text:style-name="P1">2 * 9 =</text:p>
      <text:p text:style-name="P1">9 * 9 =</text:p>
      <text:p text:style-name="P1">8 * 9 =</text:p>
      <text:p text:style-name="P1">9 * 6 =</text:p>
      <text:p text:style-name="P1">4 * 8 =</text:p>
      <text:p text:style-name="P1">9 * 4 =</text:p>
      <text:p text:style-name="P1">6 * 9 =</text:p>
      <text:p text:style-name="P1">8 * 7 =</text:p>
      <text:p text:style-name="P1">9 * 2 =</text:p>
      <text:p text:style-name="P1">9 * 8 =</text:p>
      <text:p text:style-name="P1"/>
      <text:p text:style-name="P1">---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6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8" fo:column-gap="0.198cm">
          <style:column-sep style:width="0.009cm" style:color="#000000" style:height="100%" style:style="dotted"/>
          <style:column style:rel-width="8191*" fo:start-indent="0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5:52:06.554000000</meta:creation-date>
    <dc:date>2019-11-18T17:31:30.334000000</dc:date>
    <meta:editing-duration>PT1H7M41S</meta:editing-duration>
    <meta:editing-cycles>5</meta:editing-cycles>
    <meta:generator>LibreOffice/6.1.4.2$Windows_X86_64 LibreOffice_project/9d0f32d1f0b509096fd65e0d4bec26ddd1938fd3</meta:generator>
    <meta:print-date>2019-11-18T18:00:53.871000000</meta:print-date>
    <meta:document-statistic meta:table-count="0" meta:image-count="0" meta:object-count="0" meta:page-count="5" meta:paragraph-count="758" meta:word-count="2956" meta:character-count="5306" meta:non-whitespace-character-count="3108"/>
  </office:meta>
</office:document-meta>
</file>